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58ad" officeooo:paragraph-rsid="000258a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officeooo:rsid="000258ad" officeooo:paragraph-rsid="000258a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5b1fd" style:font-weight-asian="bold" style:font-weight-complex="bold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258a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5b1fd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b1fd" style:font-weight-asian="normal" style:font-weight-complex="normal"/>
    </style:style>
    <style:style style:name="T7" style:family="text">
      <style:text-properties officeooo:rsid="0005b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pgrading python code</text:p>
      <text:p text:style-name="Preformatted_20_Text"/>
      <text:p text:style-name="Preformatted_20_Text"><text:span text:style-name="Source_20_Text"><text:span text:style-name="T1">1.v</text:span></text:span><text:span text:style-name="Source_20_Text">irtualenv -p /usr/bin/python3 yourenv</text:span></text:p>
      <text:p text:style-name="Preformatted_20_Text"><text:span text:style-name="Source_20_Text"><text:span text:style-name="T1">2.</text:span></text:span><text:span text:style-name="Source_20_Text">source yourenv/bin/activate</text:span></text:p>
      <text:p text:style-name="P4"><text:span text:style-name="Source_20_Text"><text:span text:style-name="T1">3.</text:span></text:span><text:span text:style-name="Source_20_Text">pip install package-name</text:span></text:p>
      <text:p text:style-name="P5">choosing which python version to use as default</text:p>
      <text:p text:style-name="P5"/>
      <text:p text:style-name="P3"><text:span text:style-name="Source_20_Text"><text:span text:style-name="T3">1. alias python=python3</text:span></text:span></text:p>
      <text:p text:style-name="P3"><text:span text:style-name="Source_20_Text"><text:span text:style-name="T3">2. alias python='/usr/bin/python3'</text:span></text:span></text:p>
      <text:p text:style-name="P3"/>
      <text:p text:style-name="P7"><text:span text:style-name="Source_20_Text"><text:span text:style-name="T7">Installing sqlite</text:span></text:span></text:p>
      <text:p text:style-name="P7"/>
      <text:p text:style-name="P7"><text:span text:style-name="Source_20_Text"><text:span text:style-name="T4">1. </text:span></text:span><text:span text:style-name="Source_20_Text"><text:span text:style-name="T3">brew update; brew install sqlite</text:span></text:span></text:p>
      <text:p text:style-name="P7"><text:span text:style-name="Source_20_Text"><text:span text:style-name="T4">2. </text:span></text:span><text:span text:style-name="Source_20_Text"><text:span text:style-name="T3">sudo apt-get install libsqlite3-dev</text:span></text:span></text:p>
      <text:p text:style-name="P7"><text:span text:style-name="Source_20_Text"><text:span text:style-name="T4">3. </text:span></text:span><text:span text:style-name="Source_20_Text"><text:span text:style-name="T3">pip install sqlite3 # or pysqlite2</text:span></text:span></text:p>
      <text:p text:style-name="P7"><text:span text:style-name="Source_20_Text"><text:span text:style-name="T4">4. </text:span></text:span><text:span text:style-name="Source_20_Text"><text:span text:style-name="T3">sudo apt-get install libsqlite3-dev libsqlite</text:span></text:span><text:span text:style-name="Source_20_Text">3</text:span></text:p>
      <text:p text:style-name="Text_20_body"><text:s text:c="6"/>Then, re-install python</text:p>
      <text:p text:style-name="Text_20_body"><text:s text:c="6"/>test by entering</text:p>
      <text:p text:style-name="Preformatted_20_Text"><text:span text:style-name="Source_20_Text"><text:s text:c="3"/>python</text:span></text:p>
      <text:p text:style-name="P4"><text:span text:style-name="Source_20_Text"><text:s text:c="3"/>&gt;&gt;&gt; import sqlite3</text:span></text:p>
      <text:p text:style-name="P7"><text:span text:style-name="Source_20_Text"><text:span text:style-name="T3"/></text:span></text:p>
      <text:p text:style-name="P7"><text:span text:style-name="Source_20_Text"/></text:p>
      <text:p text:style-name="P3"><text:span text:style-name="Source_20_Text"><text:span text:style-name="T3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57:26.953314753</meta:creation-date>
    <dc:date>2015-10-22T23:19:10.963287682</dc:date>
    <meta:editing-duration>PT14H12M4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62" meta:character-count="477" meta:non-whitespace-character-count="413"/>
  </office:meta>
</office:document-meta>
</file>